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1" style:family="table">
      <style:table-properties style:width="6.8944in" fo:margin-left="0in" fo:margin-right="-0.0049in" table:align="margins" fo:keep-with-next="auto"/>
    </style:style>
    <style:style style:name="Table1.A" style:family="table-column">
      <style:table-column-properties style:column-width="0.4715in" style:rel-column-width="4482*"/>
    </style:style>
    <style:style style:name="Table1.B" style:family="table-column">
      <style:table-column-properties style:column-width="0.4944in" style:rel-column-width="4699*"/>
    </style:style>
    <style:style style:name="Table1.C" style:family="table-column">
      <style:table-column-properties style:column-width="1.5417in" style:rel-column-width="14654*"/>
    </style:style>
    <style:style style:name="Table1.D" style:family="table-column">
      <style:table-column-properties style:column-width="1.5215in" style:rel-column-width="14462*"/>
    </style:style>
    <style:style style:name="Table1.E" style:family="table-column">
      <style:table-column-properties style:column-width="1.4479in" style:rel-column-width="13763*"/>
    </style:style>
    <style:style style:name="Table1.F" style:family="table-column">
      <style:table-column-properties style:column-width="1.4174in" style:rel-column-width="13475*"/>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3" style:family="table-row">
      <style:table-row-properties style:min-row-height="0.8201in" fo:keep-together="always"/>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4" style:family="table-row">
      <style:table-row-properties style:min-row-height="1.241in" fo:keep-together="always"/>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bcedf" officeooo:paragraph-rsid="000bced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normal" officeooo:rsid="000e0737" officeooo:paragraph-rsid="000e0737" style:font-size-asian="14pt" style:font-weight-asian="normal" style:font-size-complex="14pt" style:font-weight-complex="normal"/>
    </style:style>
    <style:style style:name="P7" style:family="paragraph" style:parent-style-name="Table_20_Contents">
      <style:text-properties fo:font-size="11pt" style:font-size-asian="11pt" style:font-size-complex="11pt"/>
    </style:style>
    <style:style style:name="P8" style:family="paragraph" style:parent-style-name="Table_20_Contents">
      <style:paragraph-properties fo:text-align="end"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style:font-size-asian="11pt" style:font-size-complex="11pt"/>
    </style:style>
    <style:style style:name="P10" style:family="paragraph" style:parent-style-name="Table_20_Contents">
      <style:text-properties fo:font-size="11pt" style:font-size-asian="11pt" style:font-size-complex="11pt" style:text-rotation-angle="90" style:text-rotation-scale="line-height"/>
    </style:style>
    <style:style style:name="P1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text-rotation-angle="90" style:text-rotation-scale="line-height"/>
    </style:style>
    <style:style style:name="P13" style:family="paragraph" style:parent-style-name="Table_20_Contents">
      <style:paragraph-properties fo:text-align="center" style:justify-single-word="false"/>
      <style:text-properties fo:font-size="11pt" fo:font-weight="bold" officeooo:rsid="000d3746" officeooo:paragraph-rsid="000d3746" style:font-size-asian="11pt" style:font-weight-asian="bold" style:font-size-complex="11pt" style:font-weight-complex="bold" style:text-rotation-angle="90" style:text-rotation-scale="line-height"/>
    </style:style>
    <style:style style:name="P14" style:family="paragraph" style:parent-style-name="Table_20_Contents">
      <style:paragraph-properties fo:text-align="center" style:justify-single-word="false"/>
      <style:text-properties fo:font-size="11pt" fo:font-weight="bold" officeooo:rsid="000ea179" officeooo:paragraph-rsid="000ea179" fo:background-color="transparent" style:font-size-asian="11pt" style:font-weight-asian="bold" style:font-size-complex="11pt" style:font-weight-complex="bold" style:text-rotation-angle="90" style:text-rotation-scale="line-height"/>
    </style:style>
    <style:style style:name="P15" style:family="paragraph" style:parent-style-name="Table_20_Contents">
      <style:paragraph-properties fo:text-align="center" style:justify-single-word="false"/>
      <style:text-properties fo:color="#ff3333" fo:font-size="11pt" officeooo:rsid="000d3746" officeooo:paragraph-rsid="000d3746" style:font-size-asian="11pt" style:font-size-complex="11pt"/>
    </style:style>
    <style:style style:name="P16" style:family="paragraph" style:parent-style-name="Standard">
      <style:paragraph-properties fo:margin-top="0.1575in" fo:margin-bottom="0.0783in" loext:contextual-spacing="false" fo:text-align="justify" style:justify-single-word="false"/>
      <style:text-properties fo:font-size="13pt" officeooo:rsid="000bcedf" officeooo:paragraph-rsid="000bcedf" style:font-size-asian="13pt" style:font-size-complex="13pt"/>
    </style:style>
    <style:style style:name="P17" style:family="paragraph" style:parent-style-name="Standard">
      <style:paragraph-properties fo:margin-top="0.1575in" fo:margin-bottom="0.0783in" loext:contextual-spacing="false" fo:text-align="justify" style:justify-single-word="false"/>
      <style:text-properties fo:font-size="13pt" officeooo:rsid="000e0737" officeooo:paragraph-rsid="000e0737" style:font-size-asian="13pt" style:font-size-complex="13pt"/>
    </style:style>
    <style:style style:name="P18" style:family="paragraph" style:parent-style-name="Standard">
      <style:text-properties fo:font-size="11pt" officeooo:rsid="00101308" officeooo:paragraph-rsid="00101308" style:font-size-asian="11pt" style:font-size-complex="11pt"/>
    </style:style>
    <style:style style:name="P19" style:family="paragraph" style:parent-style-name="Standard" style:list-style-name="L1" style:master-page-name="">
      <loext:graphic-properties draw:fill="none"/>
      <style:paragraph-properties fo:margin-left="0.1181in" fo:margin-right="0in" fo:margin-top="0.1575in" fo:margin-bottom="0.0783in" loext:contextual-spacing="false" fo:text-align="justify" style:justify-single-word="false" fo:text-indent="0in" style:auto-text-indent="false" style:page-number="auto" fo:background-color="transparent"/>
      <style:text-properties fo:font-size="13pt" officeooo:rsid="000bcedf" officeooo:paragraph-rsid="000bcedf" style:font-size-asian="13pt" style:font-size-complex="13pt"/>
    </style:style>
    <style:style style:name="P20" style:family="paragraph" style:parent-style-name="Table_20_Contents">
      <style:text-properties fo:font-size="11pt" officeooo:rsid="00100b74" officeooo:paragraph-rsid="00100b74" style:font-size-asian="11pt" style:font-size-complex="11pt"/>
    </style:style>
    <style:style style:name="P21" style:family="paragraph" style:parent-style-name="Table_20_Contents">
      <style:text-properties fo:font-size="11pt" officeooo:rsid="0011a5c1" officeooo:paragraph-rsid="0011a5c1" style:font-size-asian="11pt" style:font-size-complex="11pt"/>
    </style:style>
    <style:style style:name="P22" style:family="paragraph" style:parent-style-name="Table_20_Contents">
      <style:text-properties fo:font-size="11pt" officeooo:rsid="0011a5c1" officeooo:paragraph-rsid="0012a26e" style:font-size-asian="11pt" style:font-size-complex="11pt"/>
    </style:style>
    <style:style style:name="P23" style:family="paragraph">
      <style:paragraph-properties fo:text-align="center"/>
    </style:style>
    <style:style style:name="T1" style:family="text">
      <style:text-properties officeooo:rsid="0006c1fa"/>
    </style:style>
    <style:style style:name="T2" style:family="text">
      <style:text-properties officeooo:rsid="0007fe6e"/>
    </style:style>
    <style:style style:name="T3" style:family="text">
      <style:text-properties officeooo:rsid="000bcedf"/>
    </style:style>
    <style:style style:name="T4" style:family="text">
      <style:text-properties fo:font-weight="bold" style:font-weight-asian="bold" style:font-weight-complex="bold"/>
    </style:style>
    <style:style style:name="T5" style:family="text">
      <style:text-properties fo:font-weight="bold" officeooo:rsid="000d3746" style:font-weight-asian="bold" style:font-weight-complex="bold"/>
    </style:style>
    <style:style style:name="T6" style:family="text">
      <style:text-properties fo:font-weight="bold" officeooo:rsid="000e0737" style:font-weight-asian="bold" style:font-weight-complex="bold"/>
    </style:style>
    <style:style style:name="T7" style:family="text">
      <style:text-properties fo:font-weight="bold" officeooo:rsid="000ea179" style:font-weight-asian="bold" style:font-weight-complex="bold"/>
    </style:style>
    <style:style style:name="T8" style:family="text">
      <style:text-properties officeooo:rsid="000d3746"/>
    </style:style>
    <style:style style:name="T9" style:family="text">
      <style:text-properties officeooo:rsid="000ea179"/>
    </style:style>
    <style:style style:name="T10" style:family="text">
      <style:text-properties officeooo:rsid="000f6e6a"/>
    </style:style>
    <style:style style:name="T11" style:family="text">
      <style:text-properties officeooo:rsid="00101308"/>
    </style:style>
    <style:style style:name="T12" style:family="text">
      <style:text-properties officeooo:rsid="0011a5c1"/>
    </style:style>
    <style:style style:name="T13" style:family="text">
      <style:text-properties officeooo:rsid="0012a26e"/>
    </style:style>
    <style:style style:name="T14" style:family="text">
      <style:text-properties officeooo:rsid="0014104f"/>
    </style:style>
    <style:style style:name="T15" style:family="text">
      <style:text-properties officeooo:rsid="0015408c"/>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space" fo:text-indent="0.0472in" fo:margin-left="0.0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ext:span text:style-name="T3">Corrección por compañeros de los t</text:span>rabajos <text:span text:style-name="T3">de la a</text:span>signatura <text:span text:style-name="T1">Seguridad en</text:span> Sistemas Operativos</text:p>
      <text:p text:style-name="P4"/>
      <text:p text:style-name="P5">Apellidos y nombre del evaluador:<text:tab/><text:tab/><text:span text:style-name="T10">García Carrera, Víctor</text:span></text:p>
      <text:p text:style-name="P5"/>
      <text:p text:style-name="P5">Título del trabajo corregido:<text:tab/><text:tab/><text:span text:style-name="T10">Spectre y Meltdown</text:span></text:p>
      <text:p text:style-name="P5">Autores del trabajo:<text:tab/><text:tab/><text:span text:style-name="T10">Juan Carlos Pulido Poveda, Jaime Amate Ramirez</text:span></text:p>
      <text:p text:style-name="P5"/>
      <text:p text:style-name="P6">Rellenar la rúbrica de evaluación de trabajo asignado y remitir a la plataforma:</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p text:style-name="P8">Valoración</text:p>
            <text:p text:style-name="P7"><draw:line text:anchor-type="char" draw:z-index="0" draw:style-name="gr1" draw:text-style-name="P23" svg:x1="0.4839in" svg:y1="0.0134in" svg:x2="0.8591in" svg:y2="0.2051in"><text:p/></draw:line>Criterio</text:p>
          </table:table-cell>
          <table:covered-table-cell/>
          <table:table-cell table:style-name="Table1.A1" office:value-type="string">
            <text:p text:style-name="P11">Insuficiente</text:p>
            <text:p text:style-name="P9">[0-0.5 puntos]</text:p>
          </table:table-cell>
          <table:table-cell table:style-name="Table1.A1" office:value-type="string">
            <text:p text:style-name="P11">Aceptable</text:p>
            <text:p text:style-name="P9">[0.6-1 puntos]</text:p>
          </table:table-cell>
          <table:table-cell table:style-name="Table1.A1" office:value-type="string">
            <text:p text:style-name="P11">Buen nivel</text:p>
            <text:p text:style-name="P9">[1.<text:span text:style-name="T2">1</text:span>-1.<text:span text:style-name="T2">5</text:span> puntos)</text:p>
          </table:table-cell>
          <table:table-cell table:style-name="Table1.F1" office:value-type="string">
            <text:p text:style-name="P11">Excelente</text:p>
            <text:p text:style-name="P9">[1.<text:span text:style-name="T2">6</text:span>-<text:span text:style-name="T2">2</text:span> puntos]</text:p>
          </table:table-cell>
        </table:table-row>
        <table:table-row table:style-name="Table1.1">
          <table:table-cell table:style-name="Table1.A2" table:number-rows-spanned="3" office:value-type="string">
            <text:p text:style-name="P10"><text:span text:style-name="T4"><text:s/></text:span><text:span text:style-name="T6">Elaboració</text:span><text:span text:style-name="T7">n</text:span></text:p>
          </table:table-cell>
          <table:table-cell table:style-name="Table1.A2" office:value-type="string">
            <text:p text:style-name="P12">Desarrollo</text:p>
          </table:table-cell>
          <table:table-cell table:style-name="Table1.C3" table:number-rows-spanned="2" office:value-type="string">
            <text:p text:style-name="P7"/>
          </table:table-cell>
          <table:table-cell table:style-name="Table1.D3" table:number-rows-spanned="2" office:value-type="string">
            <text:p text:style-name="P7"/>
          </table:table-cell>
          <table:table-cell table:style-name="Table1.E3" table:number-rows-spanned="2" office:value-type="string">
            <text:p text:style-name="P7"/>
          </table:table-cell>
          <table:table-cell table:style-name="Table1.F3" table:number-rows-spanned="2" office:value-type="string">
            <text:p text:style-name="P22">Se exponen las vulnerabilidades con una previa presentación de algunos conceptos necesarios para comprender qué explotan las mismas. Se muestran mecanismos para mitigar<text:span text:style-name="T13">las y </text:span>ejemplo<text:span text:style-name="T13">s de ataques. Falta de un ataque más profundo y relevante que los llevados a cabo en demostraciones.</text:span></text:p>
          </table:table-cell>
        </table:table-row>
        <table:table-row table:style-name="Table1.3">
          <table:covered-table-cell/>
          <table:table-cell table:style-name="Table1.A2" office:value-type="string">
            <text:p text:style-name="P14">Contenido</text:p>
          </table:table-cell>
          <table:covered-table-cell/>
          <table:covered-table-cell/>
          <table:covered-table-cell/>
          <table:covered-table-cell/>
        </table:table-row>
        <table:table-row table:style-name="Table1.4">
          <table:covered-table-cell/>
          <table:table-cell table:style-name="Table1.A2" office:value-type="string">
            <text:p text:style-name="P13">Redacción</text:p>
          </table:table-cell>
          <table:table-cell table:style-name="Table1.C4" office:value-type="string">
            <text:p text:style-name="P7"/>
          </table:table-cell>
          <table:table-cell table:style-name="Table1.D7" office:value-type="string">
            <text:p text:style-name="P7"/>
          </table:table-cell>
          <table:table-cell table:style-name="Table1.E4" office:value-type="string">
            <text:p text:style-name="P20">En general presenta una buena redacción, <text:span text:style-name="T11">con </text:span>algun<text:span text:style-name="T11">os</text:span> fallo<text:span text:style-name="T11">s</text:span> gramatical<text:span text:style-name="T11">es</text:span> <text:span text:style-name="T11">que no impiden pero dificultan en ocasiones la comprensión del texto</text:span></text:p>
          </table:table-cell>
          <table:table-cell table:style-name="Table1.F4" office:value-type="string">
            <text:p text:style-name="P20"/>
          </table:table-cell>
        </table:table-row>
        <table:table-row table:style-name="Table1.1">
          <table:table-cell table:style-name="Table1.A7" table:number-columns-spanned="2" office:value-type="string">
            <text:p text:style-name="P11">Trabajo teórico con aplicaciones prácticas</text:p>
          </table:table-cell>
          <table:covered-table-cell/>
          <table:table-cell table:style-name="Table1.C5" office:value-type="string">
            <text:p text:style-name="P7"/>
          </table:table-cell>
          <table:table-cell table:style-name="Table1.D7" office:value-type="string">
            <text:p text:style-name="P7"/>
          </table:table-cell>
          <table:table-cell table:style-name="Table1.E5" office:value-type="string">
            <text:p text:style-name="P21">Contiene algunos ejemplos de código que explotan las vulnerabilidades, pero <text:s/>sin ir mucho más alla de obtener información genérica como una frase.</text:p>
          </table:table-cell>
          <table:table-cell table:style-name="Table1.F5" office:value-type="string">
            <text:p text:style-name="P7"/>
          </table:table-cell>
        </table:table-row>
        <table:table-row table:style-name="Table1.1">
          <table:table-cell table:style-name="Table1.A7" table:number-columns-spanned="2" office:value-type="string">
            <text:p text:style-name="P11">Cantidad y actualidad de las fuentes documentales utilizadas</text:p>
            <text:p text:style-name="P15"/>
          </table:table-cell>
          <table:covered-table-cell/>
          <table:table-cell table:style-name="Table1.C6" office:value-type="string">
            <text:p text:style-name="P2"/>
          </table:table-cell>
          <table:table-cell table:style-name="Table1.D7" office:value-type="string">
            <text:p text:style-name="P2"/>
          </table:table-cell>
          <table:table-cell table:style-name="Table1.E6" office:value-type="string">
            <text:p text:style-name="P2"/>
          </table:table-cell>
          <table:table-cell table:style-name="Table1.F6" office:value-type="string">
            <text:p text:style-name="P18">Todas las fuentes se remiten al 2018, momento en el que apareció la vulnerabilidad. <text:span text:style-name="T12">Caso actualizado.</text:span></text:p>
          </table:table-cell>
        </table:table-row>
        <text:soft-page-break/>
        <table:table-row table:style-name="Table1.1">
          <table:table-cell table:style-name="Table1.A7" table:number-columns-spanned="2" office:value-type="string">
            <text:p text:style-name="P11">Originalidad en el enfoque</text:p>
          </table:table-cell>
          <table:covered-table-cell/>
          <table:table-cell table:style-name="Table1.C7" office:value-type="string">
            <text:p text:style-name="P7"/>
          </table:table-cell>
          <table:table-cell table:style-name="Table1.D7" office:value-type="string">
            <text:p text:style-name="P7"/>
          </table:table-cell>
          <table:table-cell table:style-name="Table1.E7" office:value-type="string">
            <text:p text:style-name="P21">No destaca la originalidad, pero en el tema tratado resulta algo más complejo.</text:p>
          </table:table-cell>
          <table:table-cell table:style-name="Table1.F7" office:value-type="string">
            <text:p text:style-name="P7"/>
          </table:table-cell>
        </table:table-row>
        <table:table-row table:style-name="Table1.1">
          <table:table-cell table:style-name="Table1.A8" table:number-columns-spanned="2" office:value-type="string">
            <text:p text:style-name="P11">Extensión y formato</text:p>
          </table:table-cell>
          <table:covered-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cell table:style-name="Table1.F8" office:value-type="string">
            <text:p text:style-name="P21">A pesar de que el número de páginas es algo elevado, el formato elegido permite una lectura más agradable del contenido, que no resulta al final tan extenso. Destacar el contexto inicial para explicar conceptos fundamentales y necesarios para <text:s/>comprender el trabajo.</text:p>
          </table:table-cell>
        </table:table-row>
      </table:table>
      <text:list xml:id="list6958344613852646298" text:style-name="L1">
        <text:list-header>
          <text:p text:style-name="P19"><text:span text:style-name="T4">Calificación =</text:span> <text:span text:style-name="T9">(1,7)</text:span>*0,40 + <text:span text:style-name="T14">1,3</text:span>*0,10 + <text:span text:style-name="T14">1,1</text:span>*0,20 + <text:span text:style-name="T14">2</text:span>*0,10 + <text:span text:style-name="T14">1,2</text:span>*0,10 + <text:span text:style-name="T14">2 </text:span>* 0,10</text:p>
        </text:list-header>
      </text:list>
      <text:p text:style-name="P16"><draw:frame draw:style-name="fr1" draw:name="Marco1" text:anchor-type="paragraph" svg:x="4.4811in" svg:y="0.0492in" svg:width="1.4457in" draw:z-index="1"><draw:text-box fo:min-height="0.6925in"><text:p text:style-name="P16"><text:span text:style-name="T8">= <text:s text:c="3"/>1,55 puntos</text:span></text:p></draw:text-box></draw:frame><text:tab/><text:tab/><text:tab/><text:tab/><text:tab/><text:tab/><text:tab/><text:tab/><text:tab/><text:tab/></text:p>
      <text:p text:style-name="P17">Firma: <text:span text:style-name="T15">Víctor García Carr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6693in" fo:margin-bottom="0.472in" fo:margin-left="0.8272in" fo:margin-right="0.5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0-04-19T17:12:45</meta:creation-date>
    <dc:date>2019-01-09T11:36:00.525446864</dc:date>
    <meta:editing-duration>PT19H29M41S</meta:editing-duration>
    <meta:editing-cycles>42</meta:editing-cycles>
    <meta:generator>LibreOffice/5.1.6.2$Linux_X86_64 LibreOffice_project/10m0$Build-2</meta:generator>
    <meta:printed-by>José Antonio Gómez Hernández</meta:printed-by>
    <meta:print-date>2010-04-26T10:18:14</meta:print-date>
    <meta:document-statistic meta:table-count="1" meta:image-count="0" meta:object-count="0" meta:page-count="2" meta:paragraph-count="33" meta:word-count="269" meta:character-count="1794" meta:non-whitespace-character-count="1539"/>
  </office:meta>
</office:document-meta>
</file>